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d3e2" officeooo:paragraph-rsid="00188ad7"/>
    </style:style>
    <style:style style:name="P2" style:family="paragraph" style:parent-style-name="Standard">
      <style:paragraph-properties fo:text-align="start" style:justify-single-word="false"/>
      <style:text-properties officeooo:rsid="00188ad7" officeooo:paragraph-rsid="00188ad7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88ad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88ad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8ad7"/>
    </style:style>
    <style:style style:name="T1" style:family="text">
      <style:text-properties officeooo:rsid="00227fda"/>
    </style:style>
    <style:style style:name="T2" style:family="text">
      <style:text-properties officeooo:rsid="00229a5a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88ad7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officeooo:rsid="001a7e57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a7e57" style:font-size-asian="16pt" style:font-size-complex="16pt"/>
    </style:style>
    <style:style style:name="T1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2" style:family="text">
      <style:text-properties fo:font-size="16pt" style:text-underline-style="solid" style:text-underline-width="auto" style:text-underline-color="font-color" officeooo:rsid="001a7e57" style:font-size-asian="16pt" style:font-size-complex="16pt"/>
    </style:style>
    <style:style style:name="T13" style:family="text">
      <style:text-properties fo:font-size="16pt" style:text-underline-style="none" style:font-size-asian="16pt" style:font-size-complex="16pt"/>
    </style:style>
    <style:style style:name="T14" style:family="text">
      <style:text-properties fo:font-size="16pt" style:text-underline-style="none" officeooo:rsid="001a7e57" style:font-size-asian="16pt" style:font-size-complex="16pt"/>
    </style:style>
    <style:style style:name="T15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16" style:family="text">
      <style:text-properties fo:font-size="16pt" fo:font-style="italic" style:text-underline-style="none" officeooo:rsid="001a7e57" style:font-size-asian="16pt" style:font-style-asian="italic" style:font-size-complex="16pt" style:font-style-complex="italic"/>
    </style:style>
    <style:style style:name="T17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italic" style:text-underline-style="none" fo:font-weight="bold" officeooo:rsid="001a7e57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size="16pt" fo:font-style="normal" style:text-underline-style="none" fo:font-weight="bold" officeooo:rsid="001a7e57" style:font-size-asian="16pt" style:font-style-asian="normal" style:font-weight-asian="bold" style:font-size-complex="16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s text:c="40"/><text:span text:style-name="T19"><text:s/></text:span><text:span text:style-name="T20">SQL Query Assignment1</text:span></text:p>
      <text:p text:style-name="P5"/>
      <text:p text:style-name="P5"/>
      <text:p text:style-name="P5">1. <text:span text:style-name="T4">Find out the PG-13 rated comedy movies. DO NOT use the film_list table.</text:span></text:p>
      <text:p text:style-name="P5"/>
      <text:p text:style-name="P1"><text:span text:style-name="T6">u</text:span>se sakila;</text:p>
      <text:p text:style-name="P5">select * from film where rating='PG-13' and film_id in</text:p>
      <text:p text:style-name="P5">(select film_id from film_category</text:p>
      <text:p text:style-name="P5"><text:s/>inner join category on <text:span text:style-name="T1">(</text:span>film_category.category_id=category.category_id<text:span text:style-name="T1">)</text:span></text:p>
      <text:p text:style-name="P5"><text:s/>where name='Comedy');</text:p>
      <text:p text:style-name="P5"/>
      <text:p text:style-name="P4">2. Find out the top 3 rented horror movies.</text:p>
      <text:p text:style-name="P4"/>
      <text:p text:style-name="P2"><text:s text:c="2"/>use sakila;</text:p>
      <text:p text:style-name="P5"><text:s/>select film_id <text:s/>from inventory </text:p>
      <text:p text:style-name="P5"><text:s text:c="2"/>inner join <text:s/>store on <text:span text:style-name="T1">(</text:span>inventory.store_id=store.store_id<text:span text:style-name="T1">)</text:span></text:p>
      <text:p text:style-name="P5"><text:s/>inner join staff on <text:span text:style-name="T1">(</text:span>manager_staff_id=staff_id <text:span text:style-name="T1">)</text:span></text:p>
      <text:p text:style-name="P5"><text:s/>inner join rental on <text:span text:style-name="T1">(</text:span>staff.staff_id=rental.staff_id<text:span text:style-name="T1">)</text:span></text:p>
      <text:p text:style-name="P5"><text:s/>where film_id in</text:p>
      <text:p text:style-name="P5"><text:s/>(select film_id from film_category </text:p>
      <text:p text:style-name="P5"><text:s/>inner join category on <text:span text:style-name="T1">(</text:span>film_category.category_id=category.category_id <text:span text:style-name="T1">)</text:span></text:p>
      <text:p text:style-name="P5"><text:s/>where name='horror') </text:p>
      <text:p text:style-name="P5"><text:s/>group by film_id </text:p>
      <text:p text:style-name="P5"><text:s/>order by count(*) desc limit 3;</text:p>
      <text:p text:style-name="P5"/>
      <text:p text:style-name="P4">3. Find out the list of customers from India who have rented sports movies.</text:p>
      <text:p text:style-name="P4"><text:s/></text:p>
      <text:p text:style-name="P2">use sakila;</text:p>
      <text:p text:style-name="P5">select * from customer where address_id in</text:p>
      <text:p text:style-name="P5"><text:s text:c="2"/>(select address_id from address</text:p>
      <text:p text:style-name="P5"><text:s text:c="2"/>inner join city on <text:s/><text:span text:style-name="T1">(</text:span>address.city_id=city.city_id<text:span text:style-name="T1">)</text:span></text:p>
      <text:p text:style-name="P5"><text:s text:c="2"/>inner join country on(city.country_id=country.country_id)</text:p>
      <text:p text:style-name="P5"><text:s text:c="2"/>where country='India' )and <text:s/>customer_id in</text:p>
      <text:p text:style-name="P5"><text:s text:c="2"/>(select customer_id from inventory </text:p>
      <text:p text:style-name="P5"><text:s text:c="2"/>inner join <text:s/>store on <text:span text:style-name="T1">(</text:span>inventory.store_id=store.store_id<text:span text:style-name="T1">)</text:span></text:p>
      <text:p text:style-name="P5"><text:s text:c="2"/>inner join staff on <text:span text:style-name="T1">(</text:span>manager_staff_id=staff_id <text:span text:style-name="T1">)</text:span></text:p>
      <text:p text:style-name="P5"><text:s text:c="2"/>inner join rental on (staff.staff_id=rental.staff_id)</text:p>
      <text:p text:style-name="P5"><text:s text:c="2"/>where film_id in</text:p>
      <text:p text:style-name="P5"><text:s text:c="2"/>(select film_id from film_category</text:p>
      <text:p text:style-name="P5"><text:s text:c="2"/>inner join category on <text:span text:style-name="T2">(</text:span>film_category.category_id=category.category_id <text:span text:style-name="T2">)</text:span> </text:p>
      <text:p text:style-name="P5"><text:s text:c="2"/>where name='sports') ) ;</text:p>
      <text:p text:style-name="P5"/>
      <text:p text:style-name="P4">4. Find out the list of customers from Canada who have rented “NICK WAHLBERG” movies.</text:p>
      <text:p text:style-name="P5"/>
      <text:p text:style-name="P2">use sakila;</text:p>
      <text:p text:style-name="P5">select * from customer where address_id in</text:p>
      <text:p text:style-name="P5">(select address_id from address </text:p>
      <text:p text:style-name="P5">inner join city on <text:span text:style-name="T2">(</text:span>address.city_id=city.city_id <text:span text:style-name="T2">)</text:span></text:p>
      <text:p text:style-name="P5">inner join country on <text:span text:style-name="T2">(</text:span>city.country_id=country.country_id <text:span text:style-name="T2">)</text:span> where country='Canada')</text:p>
      <text:p text:style-name="P5"><text:soft-page-break/>and customer_id in </text:p>
      <text:p text:style-name="P5">(select customer_id from inventory</text:p>
      <text:p text:style-name="P5"><text:s/>inner join <text:s/>store on <text:span text:style-name="T2">(</text:span>inventory.store_id=store.store_id<text:span text:style-name="T2">)</text:span></text:p>
      <text:p text:style-name="P5"><text:s/>inner join staff on <text:span text:style-name="T2">(</text:span>manager_staff_id=staff_id <text:span text:style-name="T2">)</text:span></text:p>
      <text:p text:style-name="P5"><text:s/>inner join rental on <text:span text:style-name="T2">(</text:span>staff.staff_id=rental.staff_id <text:span text:style-name="T2">)</text:span></text:p>
      <text:p text:style-name="P5"><text:s/>where film_id in(select film_id from actor where first_name='NICK'and last_name='WAHLBERG') ) ;</text:p>
      <text:p text:style-name="P5"/>
      <text:p text:style-name="P5"/>
      <text:p text:style-name="P3"/>
      <text:p text:style-name="P4">5. Find out the number of movies in which “SEAN WILLIAMS” acted.</text:p>
      <text:p text:style-name="P5"/>
      <text:p text:style-name="P2">Use sakila;</text:p>
      <text:p text:style-name="P5">select count(film_id) from film_actor </text:p>
      <text:p text:style-name="P5">inner join actor <text:s/>on<text:span text:style-name="T2">(</text:span> film_actor.actor_id=actor.actor_id<text:span text:style-name="T2">)</text:span></text:p>
      <text:p text:style-name="P5"><text:s/>where first_name='SEAN'and last_name='WILLIAMS'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2:01:30.549179434</meta:creation-date>
    <dc:date>2020-03-03T22:08:25.272043943</dc:date>
    <meta:editing-duration>PT6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275" meta:character-count="2280" meta:non-whitespace-character-count="1954"/>
  </office:meta>
</office:document-meta>
</file>